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9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9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 svg:d="m13750 41000v500h2755v0h1745v50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 svg:d="m22750 41000v500h-2755v0h-174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9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9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9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9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9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4" draw:layer="layout" svg:width="3.5cm" svg:height="1.5cm" svg:x="34.5cm" svg:y="62cm">
          <text:p text:style-name="P3"><text:span text:style-name="T2">Plasma Rifle</text:span></text:p>
        </draw:rect>
        <draw:rect draw:style-name="gr2" draw:text-style-name="P4" draw:id="id115" draw:layer="layout" svg:width="3.5cm" svg:height="1.5cm" svg:x="34.5cm" svg:y="64.5cm">
          <text:p text:style-name="P3"><text:span text:style-name="T2">Plasma Pistol</text:span></text:p>
        </draw:rect>
        <draw:rect draw:style-name="gr2" draw:text-style-name="P4" draw:id="id116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6cm" svg:x2="49.75cm" svg:y2="67cm" draw:start-shape="id38" draw:start-glue-point="2" draw:end-shape="id41" draw:end-glue-point="0" svg:d="m45250 66000v500h4500v500">
          <text:p/>
        </draw:connector>
        <draw:connector draw:style-name="Blue_20_lines" draw:layer="layout" draw:type="lines" draw:line-skew="-0.01cm" svg:x1="54.25cm" svg:y1="66cm" svg:x2="49.75cm" svg:y2="67cm" draw:start-shape="id42" draw:start-glue-point="2" draw:end-shape="id41" draw:end-glue-point="0" svg:d="m54250 66000v500h-450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layer="layout" svg:width="3.5cm" svg:height="1.5cm" svg:x="8.5cm" svg:y="76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9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7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5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draw:line-skew="-0.01cm 0.01cm" svg:x1="18.25cm" svg:y1="66cm" svg:x2="22.75cm" svg:y2="67cm" draw:start-shape="id69" draw:start-glue-point="2" draw:end-shape="id75" draw:end-glue-point="0" svg:d="m18250 66000v500h4500v50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9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0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9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5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5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1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7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7" draw:text-style-name="P12" draw:id="id107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6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80" draw:start-glue-point="1" draw:end-shape="id105" draw:end-glue-point="3" svg:d="m15500 25250h7255v-10000h7245">
          <text:p/>
        </draw:connector>
        <draw:connector draw:style-name="gr12" draw:text-style-name="P5" draw:layer="layout" svg:x1="33.5cm" svg:y1="15.25cm" svg:x2="34.5cm" svg:y2="15.25cm" draw:start-shape="id105" draw:start-glue-point="1" draw:end-shape="id101" draw:end-glue-point="3" svg:d="m33500 15250h1000">
          <text:p/>
        </draw:connector>
        <draw:connector draw:style-name="gr12" draw:text-style-name="P5" draw:layer="layout" svg:x1="15.5cm" svg:y1="25.25cm" svg:x2="30cm" svg:y2="20.25cm" draw:start-shape="id80" draw:start-glue-point="1" draw:end-shape="id106" draw:end-glue-point="3" svg:d="m15500 25250h7255v-5000h7245">
          <text:p/>
        </draw:connector>
        <draw:connector draw:style-name="gr12" draw:text-style-name="P5" draw:layer="layout" svg:x1="33.5cm" svg:y1="20.25cm" svg:x2="34.5cm" svg:y2="20.25cm" draw:start-shape="id106" draw:start-glue-point="1" draw:end-shape="id88" draw:end-glue-point="3" svg:d="m33500 20250h1000">
          <text:p/>
        </draw:connector>
        <draw:custom-shape draw:style-name="gr17" draw:text-style-name="P12" draw:id="id108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9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7" draw:end-shape="id108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7" draw:start-glue-point="1" draw:end-shape="id109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8" draw:start-glue-point="1" draw:end-shape="id110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09" draw:start-glue-point="1" draw:end-shape="id111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0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1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5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9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8" draw:text-style-name="P7" draw:id="id113" draw:layer="layout" svg:width="3.5cm" svg:height="1.5cm" svg:x="25.5cm" svg:y="24.5cm">
          <text:p text:style-name="P6"><text:span text:style-name="T3">Alien Base</text:span></text:p>
        </draw:rect>
        <draw:custom-shape draw:style-name="gr17" draw:text-style-name="P12" draw:id="id112" draw:layer="layout" svg:width="3.5cm" svg:height="1.5cm" svg:x="25.5cm" svg:y="22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3.5cm" svg:x2="27.25cm" svg:y2="24.5cm" draw:start-shape="id112" draw:start-glue-point="2" draw:end-shape="id113" draw:end-glue-point="0" svg:d="m27250 23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4" draw:start-glue-point="2" draw:end-shape="id115" draw:end-glue-point="0" svg:d="m36250 63500v1000">
          <text:p/>
        </draw:connector>
        <draw:connector draw:style-name="gr10" draw:text-style-name="P5" draw:layer="layout" svg:x1="36.25cm" svg:y1="66cm" svg:x2="36.25cm" svg:y2="67cm" draw:start-shape="id115" draw:start-glue-point="2" draw:end-shape="id116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7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9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8" draw:text-style-name="P7" draw:id="id118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8" svg:d="m67750 51000v1750h-2750">
          <text:p/>
        </draw:connector>
        <draw:rect draw:style-name="gr11" draw:text-style-name="P7" draw:id="id119" draw:layer="layout" svg:width="3.5cm" svg:height="1.5cm" svg:x="39cm" svg:y="32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3.5cm" draw:start-shape="id21" draw:start-glue-point="0" draw:end-shape="id119" draw:end-glue-point="2" svg:d="m40750 34500v-1000">
          <text:p/>
        </draw:connector>
        <draw:custom-shape draw:style-name="gr17" draw:text-style-name="P12" draw:id="id120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0" draw:start-glue-point="3" draw:end-shape="id117" draw:end-glue-point="1" svg:d="m30000 55250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0T17:15:59.20</dc:date>
    <meta:editing-cycles>69</meta:editing-cycles>
    <meta:editing-duration>PT144H56M01S</meta:editing-duration>
    <meta:document-statistic meta:object-count="264"/>
    <meta:user-defined meta:name="Info 1"/>
    <meta:user-defined meta:name="Info 2"/>
    <meta:user-defined meta:name="Info 3"/>
    <meta:user-defined meta:name="Info 4"/>
  </office:meta>
</office:document-meta>
</file>